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2.57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0"/>
    <style:style style:name="ce2" style:family="table-cell" style:parent-style-name="Default" style:data-style-name="N11"/>
  </office:automatic-styles>
  <office:body>
    <office:spreadsheet>
      <table:table table:name="Лист1" table:style-name="ta1">
        <table:table-column table:style-name="co3" table:default-cell-style-name="Default"/>
        <table:table-column table:style-name="co2" table:number-columns-repeated="49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column table:style-name="co2" table:default-cell-style-name="ce2"/>
        <table:table-row table:style-name="ro3">
          <table:table-cell office:value-type="string">
            <text:p><text:s/></text:p>
          </table:table-cell>
          <table:table-cell office:value-type="string">
            <text:p>11_2014-02-11.11:01:40</text:p>
          </table:table-cell>
          <table:table-cell office:value-type="string">
            <text:p>11_2014-02-11.11:08:23</text:p>
          </table:table-cell>
          <table:table-cell office:value-type="string">
            <text:p>12_2014-02-11.11:01:40</text:p>
          </table:table-cell>
          <table:table-cell office:value-type="string">
            <text:p>13_2014-02-11.11:01:40</text:p>
          </table:table-cell>
          <table:table-cell office:value-type="string">
            <text:p>14_2014-02-11.11:01:41</text:p>
          </table:table-cell>
          <table:table-cell office:value-type="string">
            <text:p>15_2014-02-11.11:01:41</text:p>
          </table:table-cell>
          <table:table-cell office:value-type="string">
            <text:p>16_2014-02-11.11:01:41</text:p>
          </table:table-cell>
          <table:table-cell office:value-type="string">
            <text:p>17_2014-02-11.11:01:41</text:p>
          </table:table-cell>
          <table:table-cell office:value-type="string">
            <text:p>18_2014-02-11.11:08:14</text:p>
          </table:table-cell>
          <table:table-cell office:value-type="string">
            <text:p>19_2014-02-11.11:08:14</text:p>
          </table:table-cell>
          <table:table-cell office:value-type="string">
            <text:p>20_2014-02-11.11:08:15</text:p>
          </table:table-cell>
          <table:table-cell office:value-type="string">
            <text:p>21_2014-02-11.11:32:14</text:p>
          </table:table-cell>
          <table:table-cell office:value-type="string">
            <text:p>22_2014-02-11.11:32:14</text:p>
          </table:table-cell>
          <table:table-cell office:value-type="string">
            <text:p>23_2014-02-11.11:32:14</text:p>
          </table:table-cell>
          <table:table-cell office:value-type="string">
            <text:p>24_2014-02-11.11:32:14</text:p>
          </table:table-cell>
          <table:table-cell office:value-type="string">
            <text:p>25_2014-02-11.11:32:14</text:p>
          </table:table-cell>
          <table:table-cell office:value-type="string">
            <text:p>26_2014-02-11.11:40:19</text:p>
          </table:table-cell>
          <table:table-cell office:value-type="string">
            <text:p>27_2014-02-11.11:40:19</text:p>
          </table:table-cell>
          <table:table-cell office:value-type="string">
            <text:p>28_2014-02-11.11:40:19</text:p>
          </table:table-cell>
          <table:table-cell office:value-type="string">
            <text:p>29_2014-02-11.11:40:19</text:p>
          </table:table-cell>
          <table:table-cell office:value-type="string">
            <text:p>30_2014-02-11.11:40:19</text:p>
          </table:table-cell>
          <table:table-cell office:value-type="string">
            <text:p>31_2014-02-11.11:54:19</text:p>
          </table:table-cell>
          <table:table-cell office:value-type="string">
            <text:p>32_2014-02-11.11:54:19</text:p>
          </table:table-cell>
          <table:table-cell office:value-type="string">
            <text:p>33_2014-02-11.11:54:19</text:p>
          </table:table-cell>
          <table:table-cell office:value-type="string">
            <text:p>34_2014-02-11.11:54:20</text:p>
          </table:table-cell>
          <table:table-cell office:value-type="string">
            <text:p>35_2014-02-11.11:54:20</text:p>
          </table:table-cell>
          <table:table-cell office:value-type="string">
            <text:p>36_2014-02-11.11:54:19</text:p>
          </table:table-cell>
          <table:table-cell office:value-type="string">
            <text:p>38_2014-02-11.12:04:11</text:p>
          </table:table-cell>
          <table:table-cell office:value-type="string">
            <text:p>39_2014-02-11.12:04:11</text:p>
          </table:table-cell>
          <table:table-cell office:value-type="string">
            <text:p>40_2014-02-11.12:06:55</text:p>
          </table:table-cell>
          <table:table-cell office:value-type="string">
            <text:p>41_2014-02-12.11:11:47</text:p>
          </table:table-cell>
          <table:table-cell office:value-type="string">
            <text:p>42_2014-02-12.11:11:47</text:p>
          </table:table-cell>
          <table:table-cell office:value-type="string">
            <text:p>43_2014-02-12.11:11:47</text:p>
          </table:table-cell>
          <table:table-cell office:value-type="string">
            <text:p>44_2014-02-12.11:11:47</text:p>
          </table:table-cell>
          <table:table-cell office:value-type="string">
            <text:p>45_2014-02-12.11:11:47</text:p>
          </table:table-cell>
          <table:table-cell office:value-type="string">
            <text:p>46_2014-02-12.11:11:47</text:p>
          </table:table-cell>
          <table:table-cell office:value-type="string">
            <text:p>47_2014-02-12.11:38:02</text:p>
          </table:table-cell>
          <table:table-cell office:value-type="string">
            <text:p>49_2014-02-12.11:38:02</text:p>
          </table:table-cell>
          <table:table-cell office:value-type="string">
            <text:p>50_2014-02-12.11:38:02</text:p>
          </table:table-cell>
          <table:table-cell office:value-type="string">
            <text:p>51_2014-02-12.11:38:02</text:p>
          </table:table-cell>
          <table:table-cell office:value-type="string">
            <text:p>52_2014-02-12.11:38:02</text:p>
          </table:table-cell>
          <table:table-cell office:value-type="string">
            <text:p>53_2014-02-12.11:38:02</text:p>
          </table:table-cell>
          <table:table-cell office:value-type="string">
            <text:p>54_2014-02-12.11:42:31</text:p>
          </table:table-cell>
          <table:table-cell office:value-type="string">
            <text:p>55_2014-02-12.11:42:31</text:p>
          </table:table-cell>
          <table:table-cell office:value-type="string">
            <text:p>56_2014-02-12.11:47:11</text:p>
          </table:table-cell>
          <table:table-cell office:value-type="string">
            <text:p>57_2014-02-12.11:47:11</text:p>
          </table:table-cell>
          <table:table-cell office:value-type="string">
            <text:p>58_2014-02-12.11:53:16</text:p>
          </table:table-cell>
          <table:table-cell office:value-type="string">
            <text:p>59_2014-02-12.11:53:16</text:p>
          </table:table-cell>
          <table:table-cell office:value-type="string">
            <text:p>60_2014-02-12.11:53:16</text:p>
          </table:table-cell>
          <table:table-cell office:value-type="string">
            <text:p>61_2014-02-12.11:53:16</text:p>
          </table:table-cell>
          <table:table-cell office:value-type="string">
            <text:p>СРЕДНЕЕ</text:p>
          </table:table-cell>
          <table:table-cell office:value-type="string">
            <text:p>ДИСПЕРСИЯ</text:p>
          </table:table-cell>
          <table:table-cell office:value-type="string">
            <text:p>ВАРИАЦИЯ</text:p>
          </table:table-cell>
        </table:table-row>
        <table:table-row table:style-name="ro3">
          <table:table-cell office:value-type="string">
            <text:p>leftindex0.9</text:p>
          </table:table-cell>
          <table:table-cell table:number-columns-repeated="50" office:value-type="float" office:value="0">
            <text:p>0</text:p>
          </table:table-cell>
          <table:table-cell table:formula="of:=AVERAGE([.B2:.AY2])" office:value-type="float" office:value="0">
            <text:p>0,0000</text:p>
          </table:table-cell>
          <table:table-cell table:formula="of:=VAR([.B2:.AY2])" office:value-type="float" office:value="0">
            <text:p>0,0000</text:p>
          </table:table-cell>
          <table:table-cell table:formula="of:=[.BA2]/[.AZ2]" office:value-type="percentage" office:value="0">
            <text:p>#DIV/0!</text:p>
          </table:table-cell>
        </table:table-row>
        <table:table-row table:style-name="ro3">
          <table:table-cell office:value-type="string">
            <text:p>leftindex0.99</text:p>
          </table:table-cell>
          <table:table-cell table:number-columns-repeated="19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0" office:value-type="float" office:value="0">
            <text:p>0</text:p>
          </table:table-cell>
          <table:table-cell table:formula="of:=AVERAGE([.B3:.AY3])" office:value-type="float" office:value="0.000408164">
            <text:p>0,0004</text:p>
          </table:table-cell>
          <table:table-cell table:formula="of:=VAR([.B3:.AY3])" office:value-type="float" office:value="0.0000083298925448">
            <text:p>0,0000</text:p>
          </table:table-cell>
          <table:table-cell table:formula="of:=[.BA3]/[.AZ3]" office:value-type="percentage" office:value="0.0204082">
            <text:p>2,04%</text:p>
          </table:table-cell>
        </table:table-row>
        <table:table-row table:style-name="ro3">
          <table:table-cell office:value-type="string">
            <text:p>leftindex0.999</text:p>
          </table:table-cell>
          <table:table-cell table:number-columns-repeated="19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0" office:value-type="float" office:value="0">
            <text:p>0</text:p>
          </table:table-cell>
          <table:table-cell table:formula="of:=AVERAGE([.B4:.AY4])" office:value-type="float" office:value="0.000408164">
            <text:p>0,0004</text:p>
          </table:table-cell>
          <table:table-cell table:formula="of:=VAR([.B4:.AY4])" office:value-type="float" office:value="0.0000083298925448">
            <text:p>0,0000</text:p>
          </table:table-cell>
          <table:table-cell table:formula="of:=[.BA4]/[.AZ4]" office:value-type="percentage" office:value="0.0204082">
            <text:p>2,04%</text:p>
          </table:table-cell>
        </table:table-row>
        <table:table-row table:style-name="ro3">
          <table:table-cell office:value-type="string">
            <text:p>leftindex0.9999</text:p>
          </table:table-cell>
          <table:table-cell table:number-columns-repeated="19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3" office:value-type="float" office:value="0">
            <text:p>0</text:p>
          </table:table-cell>
          <table:table-cell table:formula="of:=AVERAGE([.B5:.AY5])" office:value-type="float" office:value="0.000816328">
            <text:p>0,0008</text:p>
          </table:table-cell>
          <table:table-cell table:formula="of:=VAR([.B5:.AY5])" office:value-type="float" office:value="0.0000163197894755265">
            <text:p>0,0000</text:p>
          </table:table-cell>
          <table:table-cell table:formula="of:=[.BA5]/[.AZ5]" office:value-type="percentage" office:value="0.019991706122449">
            <text:p>2,00%</text:p>
          </table:table-cell>
        </table:table-row>
        <table:table-row table:style-name="ro3">
          <table:table-cell office:value-type="string">
            <text:p>leftlittle0.9</text:p>
          </table:table-cell>
          <table:table-cell table:number-columns-repeated="50" office:value-type="float" office:value="0">
            <text:p>0</text:p>
          </table:table-cell>
          <table:table-cell table:formula="of:=AVERAGE([.B6:.AY6])" office:value-type="float" office:value="0">
            <text:p>0,0000</text:p>
          </table:table-cell>
          <table:table-cell table:formula="of:=VAR([.B6:.AY6])" office:value-type="float" office:value="0">
            <text:p>0,0000</text:p>
          </table:table-cell>
          <table:table-cell table:formula="of:=[.BA6]/[.AZ6]" office:value-type="percentage" office:value="0">
            <text:p>#DIV/0!</text:p>
          </table:table-cell>
        </table:table-row>
        <table:table-row table:style-name="ro3">
          <table:table-cell office:value-type="string">
            <text:p>leftlittle0.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3" office:value-type="float" office:value="0">
            <text:p>0</text:p>
          </table:table-cell>
          <table:table-cell table:formula="of:=AVERAGE([.B7:.AY7])" office:value-type="float" office:value="0.000816328">
            <text:p>0,0008</text:p>
          </table:table-cell>
          <table:table-cell table:formula="of:=VAR([.B7:.AY7])" office:value-type="float" office:value="0.0000163197894755265">
            <text:p>0,0000</text:p>
          </table:table-cell>
          <table:table-cell table:formula="of:=[.BA7]/[.AZ7]" office:value-type="percentage" office:value="0.019991706122449">
            <text:p>2,00%</text:p>
          </table:table-cell>
        </table:table-row>
        <table:table-row table:style-name="ro3">
          <table:table-cell office:value-type="string">
            <text:p>leftlittle0.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1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1" office:value-type="float" office:value="0">
            <text:p>0</text:p>
          </table:table-cell>
          <table:table-cell table:formula="of:=AVERAGE([.B8:.AY8])" office:value-type="float" office:value="0.001632654">
            <text:p>0,0016</text:p>
          </table:table-cell>
          <table:table-cell table:formula="of:=VAR([.B8:.AY8])" office:value-type="float" office:value="0.0000482792172649837">
            <text:p>0,0000</text:p>
          </table:table-cell>
          <table:table-cell table:formula="of:=[.BA8]/[.AZ8]" office:value-type="percentage" office:value="0.0295710035714754">
            <text:p>2,96%</text:p>
          </table:table-cell>
        </table:table-row>
        <table:table-row table:style-name="ro3">
          <table:table-cell office:value-type="string">
            <text:p>leftlittle0.9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1" office:value-type="float" office:value="0">
            <text:p>0</text:p>
          </table:table-cell>
          <table:table-cell table:formula="of:=AVERAGE([.B9:.AY9])" office:value-type="float" office:value="0.0044898">
            <text:p>0,0045</text:p>
          </table:table-cell>
          <table:table-cell table:formula="of:=VAR([.B9:.AY9])" office:value-type="float" office:value="0.000191927061003673">
            <text:p>0,0002</text:p>
          </table:table-cell>
          <table:table-cell table:formula="of:=[.BA9]/[.AZ9]" office:value-type="percentage" office:value="0.04274735199868">
            <text:p>4,27%</text:p>
          </table:table-cell>
        </table:table-row>
        <table:table-row table:style-name="ro3">
          <table:table-cell office:value-type="string">
            <text:p>leftmiddle0.9</text:p>
          </table:table-cell>
          <table:table-cell table:number-columns-repeated="50" office:value-type="float" office:value="0">
            <text:p>0</text:p>
          </table:table-cell>
          <table:table-cell table:formula="of:=AVERAGE([.B10:.AY10])" office:value-type="float" office:value="0">
            <text:p>0,0000</text:p>
          </table:table-cell>
          <table:table-cell table:formula="of:=VAR([.B10:.AY10])" office:value-type="float" office:value="0">
            <text:p>0,0000</text:p>
          </table:table-cell>
          <table:table-cell table:formula="of:=[.BA10]/[.AZ10]" office:value-type="percentage" office:value="0">
            <text:p>#DIV/0!</text:p>
          </table:table-cell>
        </table:table-row>
        <table:table-row table:style-name="ro3">
          <table:table-cell office:value-type="string">
            <text:p>leftmiddle0.99</text:p>
          </table:table-cell>
          <table:table-cell table:number-columns-repeated="50" office:value-type="float" office:value="0">
            <text:p>0</text:p>
          </table:table-cell>
          <table:table-cell table:formula="of:=AVERAGE([.B11:.AY11])" office:value-type="float" office:value="0">
            <text:p>0,0000</text:p>
          </table:table-cell>
          <table:table-cell table:formula="of:=VAR([.B11:.AY11])" office:value-type="float" office:value="0">
            <text:p>0,0000</text:p>
          </table:table-cell>
          <table:table-cell table:formula="of:=[.BA11]/[.AZ11]" office:value-type="percentage" office:value="0">
            <text:p>#DIV/0!</text:p>
          </table:table-cell>
        </table:table-row>
        <table:table-row table:style-name="ro3">
          <table:table-cell office:value-type="string">
            <text:p>leftmiddle0.999</text:p>
          </table:table-cell>
          <table:table-cell table:number-columns-repeated="50" office:value-type="float" office:value="0">
            <text:p>0</text:p>
          </table:table-cell>
          <table:table-cell table:formula="of:=AVERAGE([.B12:.AY12])" office:value-type="float" office:value="0">
            <text:p>0,0000</text:p>
          </table:table-cell>
          <table:table-cell table:formula="of:=VAR([.B12:.AY12])" office:value-type="float" office:value="0">
            <text:p>0,0000</text:p>
          </table:table-cell>
          <table:table-cell table:formula="of:=[.BA12]/[.AZ12]" office:value-type="percentage" office:value="0">
            <text:p>#DIV/0!</text:p>
          </table:table-cell>
        </table:table-row>
        <table:table-row table:style-name="ro3">
          <table:table-cell office:value-type="string">
            <text:p>leftmiddle0.9999</text:p>
          </table:table-cell>
          <table:table-cell table:number-columns-repeated="50" office:value-type="float" office:value="0">
            <text:p>0</text:p>
          </table:table-cell>
          <table:table-cell table:formula="of:=AVERAGE([.B13:.AY13])" office:value-type="float" office:value="0">
            <text:p>0,0000</text:p>
          </table:table-cell>
          <table:table-cell table:formula="of:=VAR([.B13:.AY13])" office:value-type="float" office:value="0">
            <text:p>0,0000</text:p>
          </table:table-cell>
          <table:table-cell table:formula="of:=[.BA13]/[.AZ13]" office:value-type="percentage" office:value="0">
            <text:p>#DIV/0!</text:p>
          </table:table-cell>
        </table:table-row>
        <table:table-row table:style-name="ro3">
          <table:table-cell office:value-type="string">
            <text:p>leftring0.9</text:p>
          </table:table-cell>
          <table:table-cell table:number-columns-repeated="50" office:value-type="float" office:value="0">
            <text:p>0</text:p>
          </table:table-cell>
          <table:table-cell table:formula="of:=AVERAGE([.B14:.AY14])" office:value-type="float" office:value="0">
            <text:p>0,0000</text:p>
          </table:table-cell>
          <table:table-cell table:formula="of:=VAR([.B14:.AY14])" office:value-type="float" office:value="0">
            <text:p>0,0000</text:p>
          </table:table-cell>
          <table:table-cell table:formula="of:=[.BA14]/[.AZ14]" office:value-type="percentage" office:value="0">
            <text:p>#DIV/0!</text:p>
          </table:table-cell>
        </table:table-row>
        <table:table-row table:style-name="ro3">
          <table:table-cell office:value-type="string">
            <text:p>leftring0.99</text:p>
          </table:table-cell>
          <table:table-cell table:number-columns-repeated="50" office:value-type="float" office:value="0">
            <text:p>0</text:p>
          </table:table-cell>
          <table:table-cell table:formula="of:=AVERAGE([.B15:.AY15])" office:value-type="float" office:value="0">
            <text:p>0,0000</text:p>
          </table:table-cell>
          <table:table-cell table:formula="of:=VAR([.B15:.AY15])" office:value-type="float" office:value="0">
            <text:p>0,0000</text:p>
          </table:table-cell>
          <table:table-cell table:formula="of:=[.BA15]/[.AZ15]" office:value-type="percentage" office:value="0">
            <text:p>#DIV/0!</text:p>
          </table:table-cell>
        </table:table-row>
        <table:table-row table:style-name="ro3">
          <table:table-cell office:value-type="string">
            <text:p>leftring0.999</text:p>
          </table:table-cell>
          <table:table-cell table:number-columns-repeated="50" office:value-type="float" office:value="0">
            <text:p>0</text:p>
          </table:table-cell>
          <table:table-cell table:formula="of:=AVERAGE([.B16:.AY16])" office:value-type="float" office:value="0">
            <text:p>0,0000</text:p>
          </table:table-cell>
          <table:table-cell table:formula="of:=VAR([.B16:.AY16])" office:value-type="float" office:value="0">
            <text:p>0,0000</text:p>
          </table:table-cell>
          <table:table-cell table:formula="of:=[.BA16]/[.AZ16]" office:value-type="percentage" office:value="0">
            <text:p>#DIV/0!</text:p>
          </table:table-cell>
        </table:table-row>
        <table:table-row table:style-name="ro3">
          <table:table-cell office:value-type="string">
            <text:p>leftring0.9999</text:p>
          </table:table-cell>
          <table:table-cell table:number-columns-repeated="50" office:value-type="float" office:value="0">
            <text:p>0</text:p>
          </table:table-cell>
          <table:table-cell table:formula="of:=AVERAGE([.B17:.AY17])" office:value-type="float" office:value="0">
            <text:p>0,0000</text:p>
          </table:table-cell>
          <table:table-cell table:formula="of:=VAR([.B17:.AY17])" office:value-type="float" office:value="0">
            <text:p>0,0000</text:p>
          </table:table-cell>
          <table:table-cell table:formula="of:=[.BA17]/[.AZ17]" office:value-type="percentage" office:value="0">
            <text:p>#DIV/0!</text:p>
          </table:table-cell>
        </table:table-row>
        <table:table-row table:style-name="ro3">
          <table:table-cell office:value-type="string">
            <text:p>leftthumb0.9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8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table:number-columns-repeated="12" office:value-type="float" office:value="0">
            <text:p>0</text:p>
          </table:table-cell>
          <table:table-cell table:formula="of:=AVERAGE([.B18:.AY18])" office:value-type="float" office:value="0.005306126">
            <text:p>0,0053</text:p>
          </table:table-cell>
          <table:table-cell table:formula="of:=VAR([.B18:.AY18])" office:value-type="float" office:value="0.000166767330585229">
            <text:p>0,0002</text:p>
          </table:table-cell>
          <table:table-cell table:formula="of:=[.BA18]/[.AZ18]" office:value-type="percentage" office:value="0.031429206653824">
            <text:p>3,14%</text:p>
          </table:table-cell>
        </table:table-row>
        <table:table-row table:style-name="ro3">
          <table:table-cell office:value-type="string">
            <text:p>leftthumb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5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041">
            <text:p>0,102041</text:p>
          </table:table-cell>
          <table:table-cell office:value-type="float" office:value="0.142857">
            <text:p>0,142857</text:p>
          </table:table-cell>
          <table:table-cell table:number-columns-repeated="12" office:value-type="float" office:value="0">
            <text:p>0</text:p>
          </table:table-cell>
          <table:table-cell table:formula="of:=AVERAGE([.B19:.AY19])" office:value-type="float" office:value="0.014693878">
            <text:p>0,0147</text:p>
          </table:table-cell>
          <table:table-cell table:formula="of:=VAR([.B19:.AY19])" office:value-type="float" office:value="0.000833666027047873">
            <text:p>0,0008</text:p>
          </table:table-cell>
          <table:table-cell table:formula="of:=[.BA19]/[.AZ19]" office:value-type="percentage" office:value="0.056735602884948">
            <text:p>5,67%</text:p>
          </table:table-cell>
        </table:table-row>
        <table:table-row table:style-name="ro3">
          <table:table-cell office:value-type="string">
            <text:p>leftthumb0.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office:value-type="float" office:value="0.0612245">
            <text:p>0,06122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3265">
            <text:p>0,163265</text:p>
          </table:table-cell>
          <table:table-cell office:value-type="float" office:value="0.244898">
            <text:p>0,2448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formula="of:=AVERAGE([.B20:.AY20])" office:value-type="float" office:value="0.026530612">
            <text:p>0,0265</text:p>
          </table:table-cell>
          <table:table-cell table:formula="of:=VAR([.B20:.AY20])" office:value-type="float" office:value="0.00192521685148434">
            <text:p>0,0019</text:p>
          </table:table-cell>
          <table:table-cell table:formula="of:=[.BA20]/[.AZ20]" office:value-type="percentage" office:value="0.0725658666104024">
            <text:p>7,26%</text:p>
          </table:table-cell>
        </table:table-row>
        <table:table-row table:style-name="ro3">
          <table:table-cell office:value-type="string">
            <text:p>leftthumb0.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.102041">
            <text:p>0,102041</text:p>
          </table:table-cell>
          <table:table-cell office:value-type="float" office:value="0.0816327">
            <text:p>0,0816327</text:p>
          </table:table-cell>
          <table:table-cell office:value-type="float" office:value="0.0408163">
            <text:p>0,0408163</text:p>
          </table:table-cell>
          <table:table-cell office:value-type="float" office:value="0.0204082">
            <text:p>0,0204082</text:p>
          </table:table-cell>
          <table:table-cell office:value-type="float" office:value="0.102041">
            <text:p>0,102041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office:value-type="float" office:value="0">
            <text:p>0</text:p>
          </table:table-cell>
          <table:table-cell office:value-type="float" office:value="0.183673">
            <text:p>0,183673</text:p>
          </table:table-cell>
          <table:table-cell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">
            <text:p>0,142857</text:p>
          </table:table-cell>
          <table:table-cell office:value-type="float" office:value="0.0408163">
            <text:p>0,0408163</text:p>
          </table:table-cell>
          <table:table-cell office:value-type="float" office:value="0.0612245">
            <text:p>0,0612245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.0612245">
            <text:p>0,0612245</text:p>
          </table:table-cell>
          <table:table-cell office:value-type="float" office:value="0.0204082">
            <text:p>0,0204082</text:p>
          </table:table-cell>
          <table:table-cell office:value-type="float" office:value="0.0816327">
            <text:p>0,0816327</text:p>
          </table:table-cell>
          <table:table-cell office:value-type="float" office:value="0.0612245">
            <text:p>0,0612245</text:p>
          </table:table-cell>
          <table:table-cell office:value-type="float" office:value="0.0816327">
            <text:p>0,0816327</text:p>
          </table:table-cell>
          <table:table-cell office:value-type="float" office:value="0.0408163">
            <text:p>0,0408163</text:p>
          </table:table-cell>
          <table:table-cell table:number-columns-repeated="3"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22449">
            <text:p>0,22449</text:p>
          </table:table-cell>
          <table:table-cell office:value-type="float" office:value="0.367347">
            <text:p>0,3673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3"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office:value-type="float" office:value="0.0612245">
            <text:p>0,0612245</text:p>
          </table:table-cell>
          <table:table-cell office:value-type="float" office:value="0.0408163">
            <text:p>0,0408163</text:p>
          </table:table-cell>
          <table:table-cell table:formula="of:=AVERAGE([.B21:.AY21])" office:value-type="float" office:value="0.045714298">
            <text:p>0,0457</text:p>
          </table:table-cell>
          <table:table-cell table:formula="of:=VAR([.B21:.AY21])" office:value-type="float" office:value="0.00441244686952632">
            <text:p>0,0044</text:p>
          </table:table-cell>
          <table:table-cell table:formula="of:=[.BA21]/[.AZ21]" office:value-type="percentage" office:value="0.0965222493305338">
            <text:p>9,65%</text:p>
          </table:table-cell>
        </table:table-row>
        <table:table-row table:style-name="ro3">
          <table:table-cell office:value-type="string">
            <text:p>rightindex0.9</text:p>
          </table:table-cell>
          <table:table-cell table:number-columns-repeated="50" office:value-type="float" office:value="0">
            <text:p>0</text:p>
          </table:table-cell>
          <table:table-cell table:formula="of:=AVERAGE([.B22:.AY22])" office:value-type="float" office:value="0">
            <text:p>0,0000</text:p>
          </table:table-cell>
          <table:table-cell table:formula="of:=VAR([.B22:.AY22])" office:value-type="float" office:value="0">
            <text:p>0,0000</text:p>
          </table:table-cell>
          <table:table-cell table:formula="of:=[.BA22]/[.AZ22]" office:value-type="percentage" office:value="0">
            <text:p>#DIV/0!</text:p>
          </table:table-cell>
        </table:table-row>
        <table:table-row table:style-name="ro3">
          <table:table-cell office:value-type="string">
            <text:p>rightindex0.99</text:p>
          </table:table-cell>
          <table:table-cell table:number-columns-repeated="50" office:value-type="float" office:value="0">
            <text:p>0</text:p>
          </table:table-cell>
          <table:table-cell table:formula="of:=AVERAGE([.B23:.AY23])" office:value-type="float" office:value="0">
            <text:p>0,0000</text:p>
          </table:table-cell>
          <table:table-cell table:formula="of:=VAR([.B23:.AY23])" office:value-type="float" office:value="0">
            <text:p>0,0000</text:p>
          </table:table-cell>
          <table:table-cell table:formula="of:=[.BA23]/[.AZ23]" office:value-type="percentage" office:value="0">
            <text:p>#DIV/0!</text:p>
          </table:table-cell>
        </table:table-row>
        <table:table-row table:style-name="ro3">
          <table:table-cell office:value-type="string">
            <text:p>rightindex0.999</text:p>
          </table:table-cell>
          <table:table-cell table:number-columns-repeated="50" office:value-type="float" office:value="0">
            <text:p>0</text:p>
          </table:table-cell>
          <table:table-cell table:formula="of:=AVERAGE([.B24:.AY24])" office:value-type="float" office:value="0">
            <text:p>0,0000</text:p>
          </table:table-cell>
          <table:table-cell table:formula="of:=VAR([.B24:.AY24])" office:value-type="float" office:value="0">
            <text:p>0,0000</text:p>
          </table:table-cell>
          <table:table-cell table:formula="of:=[.BA24]/[.AZ24]" office:value-type="percentage" office:value="0">
            <text:p>#DIV/0!</text:p>
          </table:table-cell>
        </table:table-row>
        <table:table-row table:style-name="ro3">
          <table:table-cell office:value-type="string">
            <text:p>rightindex0.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7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table:formula="of:=AVERAGE([.B25:.AY25])" office:value-type="float" office:value="0.000816328">
            <text:p>0,0008</text:p>
          </table:table-cell>
          <table:table-cell table:formula="of:=VAR([.B25:.AY25])" office:value-type="float" office:value="0.0000163197894755265">
            <text:p>0,0000</text:p>
          </table:table-cell>
          <table:table-cell table:formula="of:=[.BA25]/[.AZ25]" office:value-type="percentage" office:value="0.019991706122449">
            <text:p>2,00%</text:p>
          </table:table-cell>
        </table:table-row>
        <table:table-row table:style-name="ro3">
          <table:table-cell office:value-type="string">
            <text:p>rightlittle0.9</text:p>
          </table:table-cell>
          <table:table-cell table:number-columns-repeated="11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3" office:value-type="float" office:value="0">
            <text:p>0</text:p>
          </table:table-cell>
          <table:table-cell table:formula="of:=AVERAGE([.B26:.AY26])" office:value-type="float" office:value="0.000816328">
            <text:p>0,0008</text:p>
          </table:table-cell>
          <table:table-cell table:formula="of:=VAR([.B26:.AY26])" office:value-type="float" office:value="0.0000163197894755265">
            <text:p>0,0000</text:p>
          </table:table-cell>
          <table:table-cell table:formula="of:=[.BA26]/[.AZ26]" office:value-type="percentage" office:value="0.019991706122449">
            <text:p>2,00%</text:p>
          </table:table-cell>
        </table:table-row>
        <table:table-row table:style-name="ro3">
          <table:table-cell office:value-type="string">
            <text:p>rightlittle0.99</text:p>
          </table:table-cell>
          <table:table-cell table:number-columns-repeated="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13" office:value-type="float" office:value="0">
            <text:p>0</text:p>
          </table:table-cell>
          <table:table-cell table:formula="of:=AVERAGE([.B27:.AY27])" office:value-type="float" office:value="0.001632654">
            <text:p>0,0016</text:p>
          </table:table-cell>
          <table:table-cell table:formula="of:=VAR([.B27:.AY27])" office:value-type="float" office:value="0.0000482792172649837">
            <text:p>0,0000</text:p>
          </table:table-cell>
          <table:table-cell table:formula="of:=[.BA27]/[.AZ27]" office:value-type="percentage" office:value="0.0295710035714754">
            <text:p>2,96%</text:p>
          </table:table-cell>
        </table:table-row>
        <table:table-row table:style-name="ro3">
          <table:table-cell office:value-type="string">
            <text:p>rightlittle0.999</text:p>
          </table:table-cell>
          <table:table-cell table:number-columns-repeated="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5" office:value-type="float" office:value="0">
            <text:p>0</text:p>
          </table:table-cell>
          <table:table-cell office:value-type="float" office:value="0.102041">
            <text:p>0,102041</text:p>
          </table:table-cell>
          <table:table-cell table:number-columns-repeated="13" office:value-type="float" office:value="0">
            <text:p>0</text:p>
          </table:table-cell>
          <table:table-cell table:formula="of:=AVERAGE([.B28:.AY28])" office:value-type="float" office:value="0.00408164">
            <text:p>0,0041</text:p>
          </table:table-cell>
          <table:table-cell table:formula="of:=VAR([.B28:.AY28])" office:value-type="float" office:value="0.000237996929851429">
            <text:p>0,0002</text:p>
          </table:table-cell>
          <table:table-cell table:formula="of:=[.BA28]/[.AZ28]" office:value-type="percentage" office:value="0.0583091428571428">
            <text:p>5,83%</text:p>
          </table:table-cell>
        </table:table-row>
        <table:table-row table:style-name="ro3">
          <table:table-cell office:value-type="string">
            <text:p>rightlittle0.9999</text:p>
          </table:table-cell>
          <table:table-cell table:number-columns-repeated="2"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5" office:value-type="float" office:value="0">
            <text:p>0</text:p>
          </table:table-cell>
          <table:table-cell office:value-type="float" office:value="0.163265">
            <text:p>0,163265</text:p>
          </table:table-cell>
          <table:table-cell table:number-columns-repeated="13" office:value-type="float" office:value="0">
            <text:p>0</text:p>
          </table:table-cell>
          <table:table-cell table:formula="of:=AVERAGE([.B29:.AY29])" office:value-type="float" office:value="0.006530612">
            <text:p>0,0065</text:p>
          </table:table-cell>
          <table:table-cell table:formula="of:=VAR([.B29:.AY29])" office:value-type="float" office:value="0.000568468828330465">
            <text:p>0,0006</text:p>
          </table:table-cell>
          <table:table-cell table:formula="of:=[.BA29]/[.AZ29]" office:value-type="percentage" office:value="0.0870467926023572">
            <text:p>8,70%</text:p>
          </table:table-cell>
        </table:table-row>
        <table:table-row table:style-name="ro3">
          <table:table-cell office:value-type="string">
            <text:p>rightmiddle0.9</text:p>
          </table:table-cell>
          <table:table-cell table:number-columns-repeated="50" office:value-type="float" office:value="0">
            <text:p>0</text:p>
          </table:table-cell>
          <table:table-cell table:formula="of:=AVERAGE([.B30:.AY30])" office:value-type="float" office:value="0">
            <text:p>0,0000</text:p>
          </table:table-cell>
          <table:table-cell table:formula="of:=VAR([.B30:.AY30])" office:value-type="float" office:value="0">
            <text:p>0,0000</text:p>
          </table:table-cell>
          <table:table-cell table:formula="of:=[.BA30]/[.AZ30]" office:value-type="percentage" office:value="0">
            <text:p>#DIV/0!</text:p>
          </table:table-cell>
        </table:table-row>
        <table:table-row table:style-name="ro3">
          <table:table-cell office:value-type="string">
            <text:p>rightmiddle0.99</text:p>
          </table:table-cell>
          <table:table-cell table:number-columns-repeated="50" office:value-type="float" office:value="0">
            <text:p>0</text:p>
          </table:table-cell>
          <table:table-cell table:formula="of:=AVERAGE([.B31:.AY31])" office:value-type="float" office:value="0">
            <text:p>0,0000</text:p>
          </table:table-cell>
          <table:table-cell table:formula="of:=VAR([.B31:.AY31])" office:value-type="float" office:value="0">
            <text:p>0,0000</text:p>
          </table:table-cell>
          <table:table-cell table:formula="of:=[.BA31]/[.AZ31]" office:value-type="percentage" office:value="0">
            <text:p>#DIV/0!</text:p>
          </table:table-cell>
        </table:table-row>
        <table:table-row table:style-name="ro3">
          <table:table-cell office:value-type="string">
            <text:p>rightmiddle0.999</text:p>
          </table:table-cell>
          <table:table-cell table:number-columns-repeated="50" office:value-type="float" office:value="0">
            <text:p>0</text:p>
          </table:table-cell>
          <table:table-cell table:formula="of:=AVERAGE([.B32:.AY32])" office:value-type="float" office:value="0">
            <text:p>0,0000</text:p>
          </table:table-cell>
          <table:table-cell table:formula="of:=VAR([.B32:.AY32])" office:value-type="float" office:value="0">
            <text:p>0,0000</text:p>
          </table:table-cell>
          <table:table-cell table:formula="of:=[.BA32]/[.AZ32]" office:value-type="percentage" office:value="0">
            <text:p>#DIV/0!</text:p>
          </table:table-cell>
        </table:table-row>
        <table:table-row table:style-name="ro3">
          <table:table-cell office:value-type="string">
            <text:p>rightmiddle0.9999</text:p>
          </table:table-cell>
          <table:table-cell table:number-columns-repeated="50" office:value-type="float" office:value="0">
            <text:p>0</text:p>
          </table:table-cell>
          <table:table-cell table:formula="of:=AVERAGE([.B33:.AY33])" office:value-type="float" office:value="0">
            <text:p>0,0000</text:p>
          </table:table-cell>
          <table:table-cell table:formula="of:=VAR([.B33:.AY33])" office:value-type="float" office:value="0">
            <text:p>0,0000</text:p>
          </table:table-cell>
          <table:table-cell table:formula="of:=[.BA33]/[.AZ33]" office:value-type="percentage" office:value="0">
            <text:p>#DIV/0!</text:p>
          </table:table-cell>
        </table:table-row>
        <table:table-row table:style-name="ro3">
          <table:table-cell office:value-type="string">
            <text:p>rightring0.9</text:p>
          </table:table-cell>
          <table:table-cell table:number-columns-repeated="4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formula="of:=AVERAGE([.B34:.AY34])" office:value-type="float" office:value="0.000816328">
            <text:p>0,0008</text:p>
          </table:table-cell>
          <table:table-cell table:formula="of:=VAR([.B34:.AY34])" office:value-type="float" office:value="0.0000163197894755265">
            <text:p>0,0000</text:p>
          </table:table-cell>
          <table:table-cell table:formula="of:=[.BA34]/[.AZ34]" office:value-type="percentage" office:value="0.019991706122449">
            <text:p>2,00%</text:p>
          </table:table-cell>
        </table:table-row>
        <table:table-row table:style-name="ro3">
          <table:table-cell office:value-type="string">
            <text:p>rightring0.99</text:p>
          </table:table-cell>
          <table:table-cell table:number-columns-repeated="40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formula="of:=AVERAGE([.B35:.AY35])" office:value-type="float" office:value="0.000816328">
            <text:p>0,0008</text:p>
          </table:table-cell>
          <table:table-cell table:formula="of:=VAR([.B35:.AY35])" office:value-type="float" office:value="0.0000163197894755265">
            <text:p>0,0000</text:p>
          </table:table-cell>
          <table:table-cell table:formula="of:=[.BA35]/[.AZ35]" office:value-type="percentage" office:value="0.019991706122449">
            <text:p>2,00%</text:p>
          </table:table-cell>
        </table:table-row>
        <table:table-row table:style-name="ro3">
          <table:table-cell office:value-type="string">
            <text:p>rightring0.999</text:p>
          </table:table-cell>
          <table:table-cell table:number-columns-repeated="2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9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formula="of:=AVERAGE([.B36:.AY36])" office:value-type="float" office:value="0.001632656">
            <text:p>0,0016</text:p>
          </table:table-cell>
          <table:table-cell table:formula="of:=VAR([.B36:.AY36])" office:value-type="float" office:value="0.0000312795964947592">
            <text:p>0,0000</text:p>
          </table:table-cell>
          <table:table-cell table:formula="of:=[.BA36]/[.AZ36]" office:value-type="percentage" office:value="0.0191587183673469">
            <text:p>1,92%</text:p>
          </table:table-cell>
        </table:table-row>
        <table:table-row table:style-name="ro3">
          <table:table-cell office:value-type="string">
            <text:p>rightring0.9999</text:p>
          </table:table-cell>
          <table:table-cell table:number-columns-repeated="21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9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8" office:value-type="float" office:value="0">
            <text:p>0</text:p>
          </table:table-cell>
          <table:table-cell office:value-type="float" office:value="0.102041">
            <text:p>0,102041</text:p>
          </table:table-cell>
          <table:table-cell table:formula="of:=AVERAGE([.B37:.AY37])" office:value-type="float" office:value="0.00408164">
            <text:p>0,0041</text:p>
          </table:table-cell>
          <table:table-cell table:formula="of:=VAR([.B37:.AY37])" office:value-type="float" office:value="0.000237996929851429">
            <text:p>0,0002</text:p>
          </table:table-cell>
          <table:table-cell table:formula="of:=[.BA37]/[.AZ37]" office:value-type="percentage" office:value="0.0583091428571428">
            <text:p>5,83%</text:p>
          </table:table-cell>
        </table:table-row>
        <table:table-row table:style-name="ro3">
          <table:table-cell office:value-type="string">
            <text:p>rightthumb0.9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1" office:value-type="float" office:value="0">
            <text:p>0</text:p>
          </table:table-cell>
          <table:table-cell table:formula="of:=AVERAGE([.B38:.AY38])" office:value-type="float" office:value="0.00122449">
            <text:p>0,0012</text:p>
          </table:table-cell>
          <table:table-cell table:formula="of:=VAR([.B38:.AY38])" office:value-type="float" office:value="0.0000409693098964286">
            <text:p>0,0000</text:p>
          </table:table-cell>
          <table:table-cell table:formula="of:=[.BA38]/[.AZ38]" office:value-type="percentage" office:value="0.0334582641723726">
            <text:p>3,35%</text:p>
          </table:table-cell>
        </table:table-row>
        <table:table-row table:style-name="ro3">
          <table:table-cell office:value-type="string">
            <text:p>rightthumb0.9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9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612245">
            <text:p>0,0612245</text:p>
          </table:table-cell>
          <table:table-cell table:number-columns-repeated="9" office:value-type="float" office:value="0">
            <text:p>0</text:p>
          </table:table-cell>
          <table:table-cell table:formula="of:=AVERAGE([.B39:.AY39])" office:value-type="float" office:value="0.002857144">
            <text:p>0,0029</text:p>
          </table:table-cell>
          <table:table-cell table:formula="of:=VAR([.B39:.AY39])" office:value-type="float" office:value="0.000119168069562922">
            <text:p>0,0001</text:p>
          </table:table-cell>
          <table:table-cell table:formula="of:=[.BA39]/[.AZ39]" office:value-type="percentage" office:value="0.0417088076634998">
            <text:p>4,17%</text:p>
          </table:table-cell>
        </table:table-row>
        <table:table-row table:style-name="ro3">
          <table:table-cell office:value-type="string">
            <text:p>rightthumb0.99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2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0816327">
            <text:p>0,0816327</text:p>
          </table:table-cell>
          <table:table-cell table:number-columns-repeated="9" office:value-type="float" office:value="0">
            <text:p>0</text:p>
          </table:table-cell>
          <table:table-cell table:formula="of:=AVERAGE([.B40:.AY40])" office:value-type="float" office:value="0.003673472">
            <text:p>0,0037</text:p>
          </table:table-cell>
          <table:table-cell table:formula="of:=VAR([.B40:.AY40])" office:value-type="float" office:value="0.000181727185917567">
            <text:p>0,0002</text:p>
          </table:table-cell>
          <table:table-cell table:formula="of:=[.BA40]/[.AZ40]" office:value-type="percentage" office:value="0.0494701432099026">
            <text:p>4,95%</text:p>
          </table:table-cell>
        </table:table-row>
        <table:table-row table:style-name="ro3">
          <table:table-cell office:value-type="string">
            <text:p>rightthumb0.9999</text:p>
          </table:table-cell>
          <table:table-cell table:number-columns-repeated="4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5" office:value-type="float" office:value="0">
            <text:p>0</text:p>
          </table:table-cell>
          <table:table-cell office:value-type="float" office:value="0.0408163">
            <text:p>0,0408163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office:value-type="float" office:value="0">
            <text:p>0</text:p>
          </table:table-cell>
          <table:table-cell office:value-type="float" office:value="0.122449">
            <text:p>0,122449</text:p>
          </table:table-cell>
          <table:table-cell office:value-type="float" office:value="0.0408163">
            <text:p>0,0408163</text:p>
          </table:table-cell>
          <table:table-cell office:value-type="float" office:value="0">
            <text:p>0</text:p>
          </table:table-cell>
          <table:table-cell office:value-type="float" office:value="0.0204082">
            <text:p>0,0204082</text:p>
          </table:table-cell>
          <table:table-cell table:number-columns-repeated="6" office:value-type="float" office:value="0">
            <text:p>0</text:p>
          </table:table-cell>
          <table:table-cell table:formula="of:=AVERAGE([.B41:.AY41])" office:value-type="float" office:value="0.006530614">
            <text:p>0,0065</text:p>
          </table:table-cell>
          <table:table-cell table:formula="of:=VAR([.B41:.AY41])" office:value-type="float" office:value="0.000398473493595514">
            <text:p>0,0004</text:p>
          </table:table-cell>
          <table:table-cell table:formula="of:=[.BA41]/[.AZ41]" office:value-type="percentage" office:value="0.0610162373086994">
            <text:p>6,10%</text:p>
          </table:table-cell>
        </table:table-row>
        <table:table-row table:style-name="ro3" table:number-rows-repeated="1048534">
          <table:table-cell table:number-columns-repeated="54"/>
        </table:table-row>
        <table:table-row table:style-name="ro3">
          <table:table-cell table:number-columns-repeated="54"/>
        </table:table-row>
      </table:table>
      <table:table table:name="Лист2" table:style-name="ta1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Лист1.A1:Лист1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5T16:25:14</meta:creation-date>
    <meta:generator>LibreOffice/3.5$Linux_x86 LibreOffice_project/350m1$Build-2</meta:generator>
    <dc:date>2014-03-05T16:56:00</dc:date>
    <dc:creator>Reiner </dc:creator>
    <meta:editing-duration>P0D</meta:editing-duration>
    <meta:editing-cycles>2</meta:editing-cycles>
    <meta:document-statistic meta:table-count="3" meta:cell-count="2214" meta:object-count="0"/>
  </office:meta>
</office:document-meta>
</file>